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2051" officeooo:paragraph-rsid="00052051"/>
    </style:style>
    <style:style style:name="P2" style:family="paragraph" style:parent-style-name="Standard">
      <style:text-properties fo:font-size="14pt" officeooo:rsid="0004ca71" officeooo:paragraph-rsid="0004ca71" style:font-size-asian="14pt" style:font-size-complex="14pt"/>
    </style:style>
    <style:style style:name="P3" style:family="paragraph" style:parent-style-name="Standard" style:list-style-name="L1">
      <style:text-properties fo:font-size="14pt" officeooo:rsid="0004ca71" officeooo:paragraph-rsid="0004ca71" style:font-size-asian="14pt" style:font-size-complex="14pt"/>
    </style:style>
    <style:style style:name="P4" style:family="paragraph" style:parent-style-name="Standard" style:list-style-name="L2">
      <style:text-properties fo:font-size="14pt" officeooo:rsid="0004ca71" officeooo:paragraph-rsid="0004ca71" style:font-size-asian="14pt" style:font-size-complex="14pt"/>
    </style:style>
    <style:style style:name="P5" style:family="paragraph" style:parent-style-name="Standard">
      <style:text-properties fo:font-size="14pt" officeooo:rsid="0004ca71" officeooo:paragraph-rsid="00078845" style:font-size-asian="14pt" style:font-size-complex="14pt"/>
    </style:style>
    <style:style style:name="P6" style:family="paragraph" style:parent-style-name="Standard" style:list-style-name="L3">
      <style:text-properties fo:font-size="14pt" officeooo:paragraph-rsid="00078845" style:font-size-asian="14pt" style:font-size-complex="14pt"/>
    </style:style>
    <style:style style:name="P7" style:family="paragraph" style:parent-style-name="Standard" style:list-style-name="L3">
      <style:text-properties fo:font-size="14pt" officeooo:rsid="00078845" officeooo:paragraph-rsid="00078845" style:font-size-asian="14pt" style:font-size-complex="14pt"/>
    </style:style>
    <style:style style:name="T1" style:family="text">
      <style:text-properties officeooo:rsid="00078845"/>
    </style:style>
    <style:style style:name="T2" style:family="text">
      <style:text-properties officeooo:rsid="0004ca71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Bracket program is a web app, you will lose your work if you press the refresh button.</text:p>
      <text:p text:style-name="P2"/>
      <text:p text:style-name="P2">Step 1. Type in a description for the bracket. E.g., Black belt adults.</text:p>
      <text:p text:style-name="P2"/>
      <text:p text:style-name="P2">Step 2. Add the competitors. You can add them by typing the name in and then pressing &lt;enter&gt; or Add. Or you can press the Import File and then then selecting an XLSX or CSV file. </text:p>
      <text:list xml:id="list2645206372" text:style-name="L1">
        <text:list-item>
          <text:p text:style-name="P3">When you select a file you will be presented with a view of the data from the file. Click the checkboxes to select the rows and columns that you would like to add.</text:p>
        </text:list-item>
        <text:list-item>
          <text:p text:style-name="P3">For a seeded match add the competitors in seeded order, highest seed first.</text:p>
        </text:list-item>
      </text:list>
      <text:p text:style-name="P2"/>
      <text:p text:style-name="P2">Step 3. Select whether this bracket is for Kata or Kumite.</text:p>
      <text:list xml:id="list137911920" text:style-name="L2">
        <text:list-item>
          <text:p text:style-name="P4">If it is kata you can have the Top 4 or Top 8 as points. Typically you will not have Top 8, but sometimes when there are only 5 competitors you may want to do points for all.</text:p>
        </text:list-item>
        <text:list-item>
          <text:p text:style-name="P4">If it is kumite you can add a third place bracket by checking the Third Place Match.</text:p>
        </text:list-item>
      </text:list>
      <text:p text:style-name="P2"/>
      <text:p text:style-name="P2">Step 4. Check whether this bracket is seeded or unseeded. Typically for juniors or colored belts, it will be unseeded.</text:p>
      <text:p text:style-name="P2"/>
      <text:p text:style-name="P5">Step 5. <text:span text:style-name="T1">Organize the bracket.</text:span></text:p>
      <text:list xml:id="list909326671" text:style-name="L3">
        <text:list-item>
          <text:p text:style-name="P6"><text:span text:style-name="T2">Click Shuffle Participants if you would like a random set of pairings.</text:span></text:p>
        </text:list-item>
        <text:list-item>
          <text:p text:style-name="P7">Click on a competitor name and you will get a menu. You can delete, rename or swap positions with another competitor.</text:p>
        </text:list-item>
      </text:list>
      <text:p text:style-name="P2"/>
      <text:p text:style-name="P2">Step 6. Export the draw so that you have a backup. You can also import it later to start working on it again.</text:p>
      <text:p text:style-name="P2"/>
      <text:p text:style-name="P2">Once all is good, invoke the browser’s print functionality to print the bracket.</text:p>
      <text:p text:style-name="P2"/>
      <text:p text:style-name="P1"><text:span text:style-name="T3">Report issues here: </text:span><text:a xlink:type="simple" xlink:href="https://github.com/nikojo/Brackets/issues" text:style-name="Internet_20_link" text:visited-style-name="Visited_20_Internet_20_Link"><text:span text:style-name="T3">https://github.com/nikojo/Brackets/issues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6:20:37.096000000</meta:creation-date>
    <dc:date>2026-04-02T17:32:06.786000000</dc:date>
    <meta:editing-duration>PT5M13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5" meta:word-count="283" meta:character-count="1485" meta:non-whitespace-character-count="1222"/>
  </office:meta>
</office:document-meta>
</file>